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200000268000001A96331E28E.eps"/>
  <manifest:file-entry manifest:media-type="image/jpeg" manifest:full-path="Pictures/100000000000096000000640E973533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8646in" fo:margin-left="0.4799in" fo:margin-right="-0.0042in" table:align="margins" style:writing-mode="lr-tb"/>
    </style:style>
    <style:style style:name="Table1.A" style:family="table-column">
      <style:table-column-properties style:column-width="1.8229in" style:rel-column-width="20370*"/>
    </style:style>
    <style:style style:name="Table1.B" style:family="table-column">
      <style:table-column-properties style:column-width="4.0417in" style:rel-column-width="45165*"/>
    </style:style>
    <style:style style:name="Table1.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5" style:family="paragraph" style:parent-style-name="Normal_20__28_Web_29_">
      <style:paragraph-properties fo:margin-left="0.5in" fo:margin-right="0.5in" fo:margin-top="0.1902in" fo:margin-bottom="0.0799in" fo:line-height="100%" fo:text-align="center" style:justify-single-word="false" fo:text-indent="0in" style:auto-text-indent="false"/>
      <style:text-properties style:font-name="Franklin Gothic Demi" fo:font-size="13.5pt" style:font-size-asian="13.5pt" style:font-size-complex="13.5pt"/>
    </style:style>
    <style:style style:name="P6" style:family="paragraph" style:parent-style-name="Normal_20__28_Web_29_">
      <style:paragraph-properties fo:margin-left="0.5in" fo:margin-right="0.5in" fo:margin-top="0.1902in" fo:margin-bottom="0.0799in" fo:line-height="100%" fo:text-indent="0in" style:auto-text-indent="false"/>
      <style:text-properties style:font-name="Bookman Old Style" fo:font-size="11pt" style:font-size-asian="11pt" style:font-size-complex="11pt"/>
    </style:style>
    <style:style style:name="P7" style:family="paragraph" style:parent-style-name="Normal_20__28_Web_29_">
      <style:paragraph-properties fo:margin-left="0.5in" fo:margin-right="0.5in" fo:margin-top="0.2402in" fo:margin-bottom="0.1598in" fo:line-height="100%" fo:text-align="center" style:justify-single-word="false" fo:text-indent="0in" style:auto-text-indent="false"/>
      <style:text-properties style:font-name="Franklin Gothic Demi" fo:font-size="13.5pt" style:font-size-asian="13.5pt" style:font-size-complex="13.5pt"/>
    </style:style>
    <style:style style:name="P8" style:family="paragraph" style:parent-style-name="Normal_20__28_Web_29_">
      <style:paragraph-properties fo:margin-left="0.5in" fo:margin-right="0.5in" fo:margin-top="0.2402in" fo:margin-bottom="0.1598in" fo:line-height="100%" fo:text-align="center" style:justify-single-word="false" fo:text-indent="0in" style:auto-text-indent="false" fo:break-before="page"/>
      <style:text-properties style:font-name="Franklin Gothic Demi" fo:font-size="13.5pt" style:font-size-asian="13.5pt" style:font-size-complex="13.5pt"/>
    </style:style>
    <style:style style:name="P9" style:family="paragraph" style:parent-style-name="Normal_20__28_Web_29_">
      <style:paragraph-properties fo:margin-left="0.5in" fo:margin-right="0.5in" fo:margin-top="0in" fo:margin-bottom="0.0799in" fo:line-height="100%" fo:text-align="start" style:justify-single-word="false" fo:text-indent="0in" style:auto-text-indent="false"/>
      <style:text-properties style:font-name="Bookman Old Style" fo:font-size="11pt" style:font-size-asian="11pt" style:font-size-complex="11pt"/>
    </style:style>
    <style:style style:name="P10" style:family="paragraph" style:parent-style-name="Normal_20__28_Web_29_">
      <style:paragraph-properties fo:margin-left="0.5in" fo:margin-right="0.5in" fo:margin-top="0in" fo:margin-bottom="0.0799in" fo:line-height="100%" fo:text-indent="0in" style:auto-text-indent="false"/>
    </style:style>
    <style:style style:name="P11" style:family="paragraph" style:parent-style-name="Normal_20__28_Web_29_">
      <style:paragraph-properties fo:margin-left="0.5in" fo:margin-right="0.5in" fo:margin-top="0in" fo:margin-bottom="0.1598in" fo:line-height="100%" fo:text-align="start" style:justify-single-word="false" fo:text-indent="0in" style:auto-text-indent="false"/>
      <style:text-properties style:font-name="Bookman Old Style" fo:font-size="11pt" style:font-size-asian="11pt" style:font-size-complex="11pt"/>
    </style:style>
    <style:style style:name="P12" style:family="paragraph" style:parent-style-name="Normal_20__28_Web_29_">
      <style:paragraph-properties fo:margin-left="0.5in" fo:margin-right="0.5in" fo:margin-top="0in" fo:margin-bottom="0in" fo:line-height="100%" fo:text-indent="0in" style:auto-text-indent="false"/>
      <style:text-properties style:font-name="Bookman Old Style" fo:font-size="11pt" style:font-size-asian="11pt" style:font-size-complex="11pt"/>
    </style:style>
    <style:style style:name="P13" style:family="paragraph" style:parent-style-name="Normal_20__28_Web_29_">
      <style:paragraph-properties fo:margin-top="0.1945in" fo:margin-bottom="0in"/>
    </style:style>
    <style:style style:name="P14" style:family="paragraph" style:parent-style-name="Normal_20__28_Web_29_">
      <style:paragraph-properties fo:margin-top="0.1945in" fo:margin-bottom="0in" fo:text-align="center" style:justify-single-word="false"/>
    </style:style>
    <style:style style:name="P15"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6"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7"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8"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19"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20"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21"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2"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23"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24"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5" style:family="paragraph">
      <style:paragraph-properties style:writing-mode="lr-tb"/>
    </style:style>
    <style:style style:name="P26"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1"><draw:custom-shape text:anchor-type="char" draw:z-index="0" draw:style-name="gr1" draw:text-style-name="P26" svg:width="4.8378in" svg:height="1.6748in" svg:x="0.9535in" svg:y="0.1047in"><text:p text:style-name="P25"><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2"/>
      <text:p text:style-name="P20"/>
      <text:p text:style-name="P20">[onshow.company_name]</text:p>
      <text:p text:style-name="P7">Article I</text:p>
      <text:p text:style-name="P6">The name of the limited liability company is <text:bookmark text:name="CompanyName2"/>[onshow.company_name].</text:p>
      <text:p text:style-name="P7">Article II</text:p>
      <text:p text:style-name="P12">The name and address of the registered agent of the limited liability company is WyomingRegisteredAgent.com, Inc., 1621 Central Avenue, Cheyenne, Wyoming 82001.</text:p>
      <text:p text:style-name="P7">Article III</text:p>
      <text:p text:style-name="P10"><text:span text:style-name="T4">T</text:span><text:span text:style-name="T1">he principal office of the limited liability company is located at: 1621 Central Avenue, Cheyenne, Wyoming 82001.</text:span></text:p>
      <text:p text:style-name="P7">Article IV</text:p>
      <text:p text:style-name="P9">Neither the members of the limited liability company nor the managers of the limited liability company are liable under a judgment, decree or order of a court, or in any other manner, for a debt, obligation or liability of the limited liability company. </text:p>
      <text:p text:style-name="P5"/>
      <text:p text:style-name="P8">Article V</text:p>
      <text:p text:style-name="P11">The limited liability company is to be managed by a manager or managers. The name and address of the manager or managers who are to serve as manager(s) until the first annual meeting of the members or until their successors are elected and qualify are:</text:p>
      <table:table table:name="Table1" table:style-name="Table1">
        <table:table-column table:style-name="Table1.A"/>
        <table:table-column table:style-name="Table1.B"/>
        <table:table-header-rows>
          <table:table-row>
            <table:table-cell table:style-name="Table1.A1" office:value-type="string">
              <text:p text:style-name="P17">Name</text:p>
            </table:table-cell>
            <table:table-cell table:style-name="Table1.A1" office:value-type="string">
              <text:p text:style-name="P17">Address</text:p>
            </table:table-cell>
          </table:table-row>
        </table:table-header-rows>
        <table:table-row>
          <table:table-cell table:style-name="Table1.A1" office:value-type="string">
            <text:p text:style-name="P18">Wyoming Executive Management Corp.</text:p>
          </table:table-cell>
          <table:table-cell table:style-name="Table1.A1" office:value-type="string">
            <text:p text:style-name="P18">1621 Central Avenue, Cheyenne, Wyoming 82001</text:p>
          </table:table-cell>
        </table:table-row>
      </table:table>
      <text:p text:style-name="P23"><text:span text:style-name="T1">___________________________________<text:tab/></text:span><text:span text:style-name="T3"><text:date style:data-style-name="N116" text:date-value="2015-02-25T11:01:16.47">2/25/2015</text:date></text:span><text:span text:style-name="T1"><text:line-break/>Rose Garcia<text:tab/>Date<text:line-break/>Assistant Secretary FOR<text:line-break/>WyomingRegisteredAgent.com, Inc.</text:span></text:p>
      <text:p text:style-name="P16">Consent To Appointment</text:p>
      <text:p text:style-name="P15">by</text:p>
      <text:p text:style-name="P15">Registered Agent</text:p>
      <text:p text:style-name="P14"/>
      <text:p text:style-name="P13"/>
      <text:p text:style-name="P3"><text:span text:style-name="T1">I, WyomingRegisteredAgent.com, Inc., with a registered office located at 1621 Central Avenue, Cheyenne, Wyoming 82001, voluntarily consent to serve as the registered agent for </text:span><text:span text:style-name="T2">[onshow.company_name] </text:span><text:span text:style-name="T1">on the date shown below.</text:span></text:p>
      <text:p text:style-name="P4">The registered agent certifies that he is in compliance with the requirements of W.S. 17-28-101 through W.S. 17-28-111.</text:p>
      <text:p text:style-name="P4">The registered agent certifies that he is a domestic corporation or not-for-profit domestic corporation whose business office is identical with the registered office.</text:p>
      <text:p text:style-name="P3"/>
      <text:p text:style-name="P3"><text:span text:style-name="T1">Executed this day </text:span><text:span text:style-name="T1"><text:date style:data-style-name="N76" text:date-value="2015-02-25T11:01:16.47">February 25, 2015</text:date></text:span><text:span text:style-name="T1">.</text:span></text:p>
      <text:p text:style-name="P3"/>
      <text:p text:style-name="P3"/>
      <text:p text:style-name="P19">___________________________________<text:line-break/>Rose Garcia<text:line-break/>Assistant Secretary FOR<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3</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E973533C.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vogt</meta:initial-creator>
    <meta:creation-date>2010-05-16T17:53:00</meta:creation-date>
    <dc:date>2015-02-25T11:01:16.40</dc:date>
    <meta:print-date>2010-05-16T18:32:41.63</meta:print-date>
    <meta:editing-cycles>19</meta:editing-cycles>
    <meta:editing-duration>PT1H48M14S</meta:editing-duration>
    <meta:generator>OpenOffice/4.0.1$Win32 OpenOffice.org_project/401m5$Build-9714</meta:generator>
    <meta:printed-by>Keith Vogt</meta:printed-by>
    <meta:document-statistic meta:table-count="1" meta:image-count="1" meta:object-count="0" meta:page-count="3" meta:paragraph-count="25" meta:word-count="267" meta:character-count="1848"/>
  </office:meta>
</office:document-meta>
</file>